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257in" fo:margin-left="-0.0243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2" style:family="table">
      <style:table-properties style:width="6.6257in" fo:margin-left="-0.0243in" table:align="left" style:writing-mode="lr-tb"/>
    </style:style>
    <style:style style:name="Table2.A" style:family="table-column">
      <style:table-column-properties style:column-width="0.6694in"/>
    </style:style>
    <style:style style:name="Table2.C" style:family="table-column">
      <style:table-column-properties style:column-width="4.3903in"/>
    </style:style>
    <style:style style:name="Table2.D" style:family="table-column">
      <style:table-column-properties style:column-width="0.896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3" style:family="table">
      <style:table-properties style:width="6.6063in" table:align="left" style:writing-mode="lr-tb"/>
    </style:style>
    <style:style style:name="Table3.A" style:family="table-column">
      <style:table-column-properties style:column-width="1.6736in"/>
    </style:style>
    <style:style style:name="Table3.B" style:family="table-column">
      <style:table-column-properties style:column-width="4.932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4" style:family="table">
      <style:table-properties style:width="6.6063in" table:align="left" style:writing-mode="lr-tb"/>
    </style:style>
    <style:style style:name="Table4.A" style:family="table-column">
      <style:table-column-properties style:column-width="1.6736in"/>
    </style:style>
    <style:style style:name="Table4.B" style:family="table-column">
      <style:table-column-properties style:column-width="4.932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Text_20_body_20_indent">
      <style:paragraph-properties style:snap-to-layout-grid="false"/>
      <style:text-properties fo:language="en" fo:country="GB"/>
    </style:style>
    <style:style style:name="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P3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P4" style:family="paragraph" style:parent-style-name="Header">
      <style:paragraph-properties fo:margin-left="0in" fo:margin-right="-0.0008in" fo:text-indent="0.9846in" style:auto-text-indent="false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language="en" fo:country="GB" style:language-asian="de" style:country-asian="DE"/>
    </style:style>
    <style:style style:name="P8" style:family="paragraph" style:parent-style-name="Heading">
      <style:text-properties fo:language="en" fo:country="GB"/>
    </style:style>
    <style:style style:name="P9" style:family="paragraph" style:parent-style-name="Heading" style:master-page-name="Standard">
      <style:paragraph-properties style:page-number="auto"/>
      <style:text-properties fo:language="en" fo:country="GB"/>
    </style:style>
    <style:style style:name="P10" style:family="paragraph" style:parent-style-name="Heading_20_1">
      <style:paragraph-properties fo:break-before="page"/>
      <style:text-properties fo:language="en" fo:country="GB"/>
    </style:style>
    <style:style style:name="P11" style:family="paragraph" style:parent-style-name="Heading_20_1">
      <style:paragraph-properties fo:break-before="page"/>
      <style:text-properties fo:language="en" fo:country="GB" style:language-asian="de" style:country-asian="DE"/>
    </style:style>
    <style:style style:name="P12" style:family="paragraph" style:parent-style-name="Heading_20_A">
      <style:paragraph-properties fo:margin-left="0.4528in" fo:margin-right="0in" fo:text-indent="-0.4528in" style:auto-text-indent="false"/>
      <style:text-properties fo:language="en" fo:country="GB"/>
    </style:style>
    <style:style style:name="P13" style:family="paragraph" style:parent-style-name="Heading_20_3">
      <style:text-properties fo:language="en" fo:country="GB"/>
    </style:style>
    <style:style style:name="P14" style:family="paragraph" style:parent-style-name="Table_20_Text">
      <style:paragraph-properties style:snap-to-layout-grid="false"/>
    </style:style>
    <style:style style:name="P15" style:family="paragraph" style:parent-style-name="Table_20_Text">
      <style:paragraph-properties style:snap-to-layout-grid="false"/>
      <style:text-properties fo:language="en" fo:country="GB"/>
    </style:style>
    <style:style style:name="P16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17" style:family="paragraph" style:parent-style-name="Heading_20_B">
      <style:paragraph-properties fo:margin-left="0.4528in" fo:margin-right="0in" fo:text-indent="-0.4528in" style:auto-text-indent="false"/>
      <style:text-properties fo:language="en" fo:country="GB"/>
    </style:style>
    <style:style style:name="P18" style:family="paragraph" style:parent-style-name="Subtitle">
      <style:text-properties fo:language="en" fo:country="GB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Standard">
      <style:paragraph-properties fo:text-align="end" style:justify-single-word="false"/>
      <style:text-properties fo:language="en" fo:country="GB"/>
    </style:style>
    <style:style style:name="P22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23" style:family="paragraph" style:parent-style-name="Standard">
      <style:text-properties fo:language="en" fo:country="GB" style:language-asian="de" style:country-asian="DE"/>
    </style:style>
    <style:style style:name="P24" style:family="paragraph" style:parent-style-name="Standard" style:list-style-name="WW8Num12">
      <style:paragraph-properties fo:margin-top="0.0693in" fo:margin-bottom="0.0693in" style:text-autospace="ideograph-alpha" style:punctuation-wrap="hanging" style:vertical-align="auto"/>
    </style:style>
    <style:style style:name="P25" style:family="paragraph" style:parent-style-name="Standard">
      <style:paragraph-properties fo:margin-top="0.0693in" fo:margin-bottom="0.0693in" style:text-autospace="ideograph-alpha" style:punctuation-wrap="hanging" style:vertical-align="auto"/>
    </style:style>
    <style:style style:name="P26" style:family="paragraph" style:parent-style-name="Standard">
      <style:paragraph-properties fo:margin-top="0.0693in" fo:margin-bottom="0.0693in" style:text-autospace="ideograph-alpha" style:punctuation-wrap="hanging" style:vertical-align="auto"/>
      <style:text-properties style:font-name="Times New Roman" fo:font-size="12pt" fo:language="en" fo:country="GB" style:font-size-asian="12pt" style:language-asian="de" style:country-asian="DE" style:font-name-complex="Times New Roman" style:font-size-complex="12pt"/>
    </style:style>
    <style:style style:name="P27" style:family="paragraph" style:parent-style-name="Standard" style:list-style-name="WW8Num15">
      <style:paragraph-properties fo:margin-top="0.0693in" fo:margin-bottom="0.0693in" style:text-autospace="ideograph-alpha" style:punctuation-wrap="hanging" style:vertical-align="auto"/>
    </style:style>
    <style:style style:name="P28" style:family="paragraph" style:parent-style-name="Standard">
      <style:paragraph-properties fo:margin-top="0.0693in" fo:margin-bottom="0.0693in" fo:break-before="page" style:text-autospace="ideograph-alpha" style:punctuation-wrap="hanging" style:vertical-align="auto"/>
      <style:text-properties fo:language="en" fo:country="GB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fo:language="en" fo:country="GB"/>
    </style:style>
    <style:style style:name="P3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de" style:country-asian="DE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color="#0000ff" fo:language="en" fo:country="GB" fo:font-style="italic" style:font-style-asian="italic"/>
    </style:style>
    <style:style style:name="T5" style:family="text">
      <style:text-properties fo:font-size="12pt" fo:language="en" fo:country="GB" fo:font-weight="bold" style:font-size-asian="12pt" style:font-weight-asian="bold"/>
    </style:style>
    <style:style style:name="T6" style:family="text">
      <style:text-properties style:font-name="Times New Roman" fo:font-size="12pt" fo:language="en" fo:country="GB" fo:font-weight="bold" style:font-size-asian="12pt" style:language-asian="de" style:country-asian="DE" style:font-weight-asian="bold" style:font-name-complex="Times New Roman" style:font-size-complex="12pt"/>
    </style:style>
    <style:style style:name="T7" style:family="text">
      <style:text-properties style:font-name="Times New Roman" fo:font-size="12pt" fo:language="en" fo:country="GB" style:font-size-asian="12pt" style:language-asian="de" style:country-asian="DE" style:font-name-complex="Times New Roman" style:font-size-complex="12pt"/>
    </style:style>
    <style:style style:name="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8"/>
      <text:p text:style-name="P8"/>
      <text:p text:style-name="P8"/>
      <text:p text:style-name="P8"><text:bookmark-ref text:reference-format="text" text:ref-name="prop_Subject">calculating the Use case points </text:bookmark-ref></text:p>
      <text:p text:style-name="P8"/>
      <text:p text:style-name="P8"/>
      <text:p text:style-name="P8"/>
      <text:p text:style-name="Subtitle"><text:span text:style-name="T1"><text:bookmark-ref text:reference-format="text" text:ref-name="prop_Text2">unadjusted use-case point (UUCP) count</text:bookmark-ref></text:span></text:p>
      <text:p text:style-name="Subtitle"><text:bookmark-start text:name="LAuthor"/><text:span text:style-name="T1">Author:</text:span><text:bookmark-end text:name="LAuthor"/><text:span text:style-name="T1"> </text:span><text:bookmark-start text:name="prop_Author"/><text:span text:style-name="T1"><text:initial-creator>IBM_USER</text:initial-creator></text:span><text:bookmark-end text:name="prop_Author"/></text:p>
      <text:p text:style-name="P18"><text:bookmark-ref text:reference-format="text" text:ref-name="LOwner">Owner:</text:bookmark-ref></text:p>
      <text:p text:style-name="P19"><text:bookmark-start text:name="Lcustomer"/><text:span text:style-name="T1">Customer:</text:span><text:bookmark-end text:name="Lcustomer"/><text:span text:style-name="T1"> </text:span></text:p>
      <text:p text:style-name="P21"/>
      <text:p text:style-name="P12"><text:bookmark-start text:name="TDocumentHistory"/>Document History<text:bookmark-end text:name="TDocumentHistory"/></text:p>
      <text:p text:style-name="P17"><text:bookmark-start text:name="TDocumentLocation"/>Document Location<text:bookmark-end text:name="TDocumentLocation"/></text:p>
      <text:p text:style-name="P5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1">The source of the document will be found in</text:span><text:bookmark-end text:name="TDocumentSource"/><text:span text:style-name="T1"> </text:span><text:span text:style-name="T1"><text:file-name text:display="full">/home/eeadmin/Documents/my projects/Olympos/Uses cases evaluation.doc</text:file-name></text:span><text:span text:style-name="T1"> </text:span></text:p>
      <text:p text:style-name="P17"><text:bookmark-start text:name="TRevisionHistory"/>Revision History<text:bookmark-end text:name="TRevisionHistory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bookmark-start text:name="TDateOfThisRevision"/><text:span text:style-name="T1">Date of this revision</text:span><text:bookmark-end text:name="TDateOfThisRevision"/><text:span text:style-name="T1">: </text:span><text:span text:style-name="T1"><text:bookmark-ref text:reference-format="text" text:ref-name="prop_Date">27/04/11</text:bookmark-ref></text:span></text:p>
          </table:table-cell>
          <table:table-cell table:style-name="Table1.B1" office:value-type="string">
            <text:p text:style-name="P14"><text:bookmark-start text:name="TDateOfNextRevision"/><text:span text:style-name="T1">Date of next revision</text:span><text:bookmark-end text:name="TDateOfNextRevision"/><text:span text:style-name="T1"> <text:s text:c="3"/></text:span><text:span text:style-name="T4">(date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bookmark-start text:name="TRevisionNumber"/>Revision Number<text:bookmark-end text:name="TRevisionNumber"/></text:p>
          </table:table-cell>
          <table:table-cell table:style-name="Table2.A1" office:value-type="string">
            <text:p text:style-name="P15"><text:bookmark-start text:name="TRevisionDate"/>Revision Date<text:bookmark-end text:name="TRevisionDate"/></text:p>
          </table:table-cell>
          <table:table-cell table:style-name="Table2.A1" office:value-type="string">
            <text:p text:style-name="P15"><text:bookmark-start text:name="TSummaryOfChanges"/>Summary of Changes<text:bookmark-end text:name="TSummaryOfChanges"/></text:p>
          </table:table-cell>
          <table:table-cell table:style-name="Table2.D1" office:value-type="string">
            <text:p text:style-name="P15"><text:bookmark-start text:name="TChangesMarked"/>Changes marked<text:bookmark-end text:name="TChangesMarked"/></text:p>
          </table:table-cell>
        </table:table-row>
        <table:table-row table:style-name="Table2.1">
          <table:table-cell table:style-name="Table2.A1" office:value-type="string">
            <text:p text:style-name="P16">(#)</text:p>
          </table:table-cell>
          <table:table-cell table:style-name="Table2.A1" office:value-type="string">
            <text:p text:style-name="P16">(-)</text:p>
          </table:table-cell>
          <table:table-cell table:style-name="Table2.A1" office:value-type="string">
            <text:p text:style-name="P15">(Describe change)</text:p>
          </table:table-cell>
          <table:table-cell table:style-name="Table2.D1" office:value-type="string">
            <text:p text:style-name="P16">(N)</text:p>
          </table:table-cell>
        </table:table-row>
      </table:table>
      <text:p text:style-name="P17"><text:bookmark-start text:name="TApprovals"/>Approvals<text:bookmark-end text:name="TApprovals"/></text:p>
      <text:p text:style-name="P5"><text:bookmark-start text:name="TRequiredApprovals"/>This document requires following approvals. Signed approval forms are filed in the Quality section of the PCB.<text:bookmark-end text:name="TRequiredApprovals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<text:bookmark-start text:name="TName"/>Name<text:bookmark-end text:name="TName"/></text:p>
          </table:table-cell>
          <table:table-cell table:style-name="Table3.B1" office:value-type="string">
            <text:p text:style-name="P15"><text:bookmark-start text:name="TTitle"/>Title<text:bookmark-end text:name="TTitle"/></text:p>
          </table:table-cell>
        </table:table-row>
        <table:table-row table:style-name="Table3.1">
          <table:table-cell table:style-name="Table3.A1" office:value-type="string">
            <text:p text:style-name="P1">(name)</text:p>
          </table:table-cell>
          <table:table-cell table:style-name="Table3.B1" office:value-type="string">
            <text:p text:style-name="P1">(title)</text:p>
          </table:table-cell>
        </table:table-row>
      </table:table>
      <text:p text:style-name="P17"><text:bookmark-start text:name="TDistribution"/>Distribution<text:bookmark-end text:name="TDistribution"/></text:p>
      <text:p text:style-name="P5"><text:bookmark-start text:name="THasBeenDistributedTo"/>This document has been distributed to<text:bookmark-end text:name="THasBeenDistributedTo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<text:bookmark-ref text:reference-format="text" text:ref-name="TName">Name</text:bookmark-ref></text:p>
          </table:table-cell>
          <table:table-cell table:style-name="Table4.B1" office:value-type="string">
            <text:p text:style-name="P15"><text:bookmark-ref text:reference-format="text" text:ref-name="TTitle">Title</text:bookmark-ref></text:p>
          </table:table-cell>
        </table:table-row>
        <table:table-row table:style-name="Table4.1">
          <table:table-cell table:style-name="Table4.A1" office:value-type="string">
            <text:p text:style-name="P1">(name)</text:p>
          </table:table-cell>
          <table:table-cell table:style-name="Table4.B1" office:value-type="string">
            <text:p text:style-name="P1">(title)</text:p>
          </table:table-cell>
        </table:table-row>
      </table:table>
      <text:p text:style-name="P12"><text:bookmark-start text:name="TContents"/>Contents<text:bookmark-end text:name="TContents"/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30">1. methodology<text:tab/>4</text:p>
          <text:p text:style-name="P30">2. Use Case Model<text:tab/>5</text:p>
          <text:p text:style-name="P6">2.1.1 Actors<text:tab/>5</text:p>
          <text:p text:style-name="P6">2.1.2 Use Cases<text:tab/>6</text:p>
          <text:p text:style-name="P30">3. Open questions / Issues<text:tab/>7</text:p>
        </text:index-body>
      </text:table-of-content>
      <text:p text:style-name="P22"><text:bookmark-start text:name="INSERT_HERE"/><text:bookmark-end text:name="INSERT_HERE"/></text:p>
      <text:h text:style-name="P10" text:outline-level="1">methodology</text:h>
      <text:p text:style-name="body-text"><text:span text:style-name="T1">As </text:span><text:span text:style-name="T1">we build the project using UML use cases to describe the proposed functionality, we assign a rating to each ARC use case following those guide lines:</text:span></text:p>
      <text:list xml:id="list377161264" text:style-name="WW8Num12">
        <text:list-item>
          <text:p text:style-name="P24"><text:span text:style-name="T6">Easy</text:span><text:span text:style-name="T7"> (5 points): fewer than 4 key scenarios or execution paths in the UC. The use case is considered a simple piece of work, uses a simple user interface and touches only a single storage entity; its success scenario has less than 3 steps; its implementation involves less than 5 classes</text:span></text:p>
        </text:list-item>
        <text:list-item>
          <text:p text:style-name="P24"><text:span text:style-name="T6">Medium</text:span><text:span text:style-name="T7"> (10 points): 4 or more key scenarios, but fewer than 8. The use case is more difficult, involves more interface design and touches 2 or more storage entities; its success scenario has between 4 to 7 steps; its implementation involves between 5 to 10 classes</text:span></text:p>
        </text:list-item>
        <text:list-item>
          <text:p text:style-name="P24"><text:span text:style-name="T6">Complex</text:span><text:span text:style-name="T7"> (15 points): The use case is very complex, involves a composite user interface or processing and touches 3 or more storage entities; its success scenario has over seven steps; its implementation involves more than 10 classes</text:span></text:p>
        </text:list-item>
      </text:list>
      <text:p text:style-name="P20"/>
      <text:p text:style-name="P26">Karner's UCP method also calculates project effort by considering project actors, and their contributing complexity. </text:p>
      <text:p text:style-name="P25"><text:span text:style-name="T7">As guidelines to this assignment we use the information supplied below:</text:span></text:p>
      <text:list xml:id="list1362244232" text:style-name="WW8Num15">
        <text:list-item>
          <text:p text:style-name="P27"><text:span text:style-name="T6">Easy</text:span><text:span text:style-name="T7">(1-5 points): The actor represents another system with a defined API</text:span></text:p>
        </text:list-item>
        <text:list-item>
          <text:p text:style-name="P27"><text:span text:style-name="T6">Medium</text:span><text:span text:style-name="T6"> </text:span><text:span text:style-name="T7">(2 points): The actor represents another system interacting through a protocol or a human with a command line interface </text:span></text:p>
        </text:list-item>
        <text:list-item>
          <text:p text:style-name="P27"><text:span text:style-name="T6">Complex</text:span><text:span text:style-name="T6"> </text:span><text:span text:style-name="T7">(3 points): The actor is a person interacting via User interface.</text:span></text:p>
        </text:list-item>
      </text:list>
      <text:h text:style-name="P7" text:outline-level="2" text:is-list-header="true"/>
      <text:h text:style-name="P7" text:outline-level="2" text:is-list-header="true"/>
      <text:p text:style-name="Standard"><text:span text:style-name="T1">Every complex use case </text:span><text:span text:style-name="T1">has a rating between 2 and 30 points. The amount of points is reported for every package</text:span></text:p>
      <text:p text:style-name="P20"/>
      <text:p text:style-name="P20">See also</text:p>
      <text:p text:style-name="Standard"><text:a xlink:type="simple" xlink:href="http://www-128.ibm.com/developerworks/rational/library/2870.html"><text:span text:style-name="Internet_20_link">http://www-128.ibm.com/developerworks/rational/library/2870.html</text:span></text:a><text:span text:style-name="T2"> </text:span></text:p>
      <text:p text:style-name="P23">#</text:p>
      <text:h text:style-name="P11" text:outline-level="1">Use Case Model</text:h>
      <text:h text:style-name="P13" text:outline-level="3">Actors</text:h>
      <text:p text:style-name="P28"/>
      <text:h text:style-name="Heading_20_3" text:outline-level="3"><text:span text:style-name="T1">Use</text:span><text:span text:style-name="T1"> Cases</text:span></text:h>
      <text:h text:style-name="Heading_20_1" text:outline-level="1"><text:span text:style-name="T1">Open</text:span><text:span text:style-name="T1"> questions / Issues</text:span></text:h>
      <text:p text:style-name="P20"/>
      <text:p text:style-name="P2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984in" fo:margin-bottom="0.0783in" fo:keep-together="always" fo:break-before="page" fo:padding-left="0in" fo:padding-right="0in" fo:padding-top="0.0138in" fo:padding-bottom="0in" fo:border-left="none" fo:border-right="none" fo:border-top="0.0138in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953in" fo:margin-bottom="0.0783in" fo:padding-left="0in" fo:padding-right="0in" fo:padding-top="0.0138in" fo:padding-bottom="0in" fo:border-left="none" fo:border-right="none" fo:border-top="0.0071in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953in" fo:margin-bottom="0.0783in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in" fo:padding-right="0in" fo:padding-top="0in" fo:padding-bottom="0.0417in" fo:border-left="none" fo:border-right="none" fo:border-top="none" fo:border-bottom="0.0071in solid #000000">
        <style:tab-stops>
          <style:tab-stop style:position="3.2484in" style:type="center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padding-left="0in" fo:padding-right="0in" fo:padding-top="0.0138in" fo:padding-bottom="0in" fo:border-left="none" fo:border-right="none" fo:border-top="0.0071in solid #000000" fo:border-bottom="none">
        <style:tab-stops>
          <style:tab-stop style:position="0.8862in"/>
          <style:tab-stop style:position="6.4972in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193in" fo:margin-right="0.0193in" fo:margin-top="0in" fo:margin-bottom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body-text" style:family="paragraph" style:parent-style-name="Standard">
      <style:paragraph-properties fo:margin-top="0.0693in" fo:margin-bottom="0.0693in" style:text-autospace="ideograph-alpha" style:punctuation-wrap="hanging" style:vertical-align="auto"/>
      <style:text-properties style:font-name="Times New Roman" fo:font-size="12pt" fo:language="de" fo:country="DE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fo:font-size="10pt" style:font-size-asian="10pt" style:font-name-complex="Symbol"/>
    </style:style>
    <style:style style:name="WW8Num15z1" style:family="text">
      <style:text-properties style:font-name="Courier New" fo:font-size="10pt" style:font-size-asian="10pt" style:font-name-complex="Courier New"/>
    </style:style>
    <style:style style:name="WW8Num15z2" style:family="text">
      <style:text-properties style:font-name="Wingdings" fo:font-size="10pt" style:font-size-asian="10pt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lassestableheading1" style:family="text" style:parent-style-name="Default_20_Paragraph_20_Font">
      <style:text-properties fo:font-size="13.5pt" fo:font-weight="normal" style:font-size-asian="13.5pt" style:font-weight-asian="normal" style:font-size-complex="13.5pt" style:font-weight-complex="norm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indent="0.9846in" style:auto-text-indent="false"/>
    </style:style>
    <style:style style:name="MT1" style:family="text">
      <style:text-properties fo:language="en" fo:country="GB"/>
    </style:style>
    <style:style style:name="MT2" style:family="text">
      <style:text-properties fo:font-size="12pt" fo:language="en" fo:country="GB" fo:font-weight="bold" style:font-size-asian="12pt" style:font-weight-asian="bold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bottom="0.6425in" style:dynamic-spacing="true"/>
      </style:header-style>
      <style:footer-style>
        <style:header-footer-properties fo:min-height="0.8402in" fo:margin-top="0.8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9846in" fo:margin-right="0.786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in" draw:z-index="6"><draw:text-box fo:min-height="0.1457in"><text:p text:style-name="MP2"><text:span text:style-name="MT1"/></text:p></draw:text-box></draw:frame><draw:frame draw:style-name="Mfr2" draw:name="Frame2" text:anchor-type="paragraph" svg:y="0.0008in" svg:width="0.8661in" svg:height="0.4335in" draw:z-index="13"><draw:text-box><text:p text:style-name="MP3"><text:bookmark text:name="prop_Logo"/></text:p></draw:text-box></draw:frame><text:bookmark-start text:name="prop_SecComp"/> Confidential when completed<text:bookmark-end text:name="prop_SecComp"/> <text:bookmark-start text:name="prop_SecCopySep"/><text:s/><text:bookmark-end text:name="prop_SecCopySep"/></text:p>
        <text:p text:style-name="MP4"><text:span text:style-name="MT2"><text:tab/></text:span><text:span text:style-name="MT2">Project name</text:span></text:p>
      </style:header>
      <style:footer>
        <text:p text:style-name="Footer"><text:bookmark-start text:name="LDocument"/><text:span text:style-name="MT1">Document:</text:span><text:bookmark-end text:name="LDocument"/><text:span text:style-name="MT1"><text:tab/></text:span><text:bookmark-start text:name="prop_Document"/><text:span text:style-name="MT1"><text:file-name text:display="name-and-extension">Uses cases evaluation.doc</text:file-name></text:span><text:bookmark-end text:name="prop_Document"/><text:span text:style-name="MT1"><text:tab/></text:span><text:bookmark-start text:name="LDate"/><text:span text:style-name="MT1">Date:</text:span><text:bookmark-end text:name="LDate"/><text:span text:style-name="MT1"> <text:s/></text:span><text:bookmark-start text:name="prop_Date"/><text:span text:style-name="MT1"><text:date style:data-style-name="N37" text:date-value="2011-04-27T14:17:15" text:fixed="true">27/04/11</text:date></text:span><text:bookmark-end text:name="prop_Date"/><text:span text:style-name="MT1"><text:line-break/></text:span><text:bookmark-start text:name="LPath"/><text:span text:style-name="MT1">Path:</text:span><text:bookmark-end text:name="LPath"/><text:span text:style-name="MT3"><text:tab/></text:span><text:bookmark-start text:name="prop_Path"/><text:span text:style-name="MT1"><text:file-name text:display="full">/home/eeadmin/Documents/my projects/Olympos/Uses cases evaluation.doc</text:file-name></text:span><text:bookmark-end text:name="prop_Path"/><text:span text:style-name="MT1"><text:tab/></text:span><text:bookmark-start text:name="LVersion"/><text:span text:style-name="MT1">Version:</text:span><text:bookmark-end text:name="LVersion"/><text:span text:style-name="MT1"> <text:s/></text:span><text:bookmark-start text:name="prop_Version"/><text:span text:style-name="MT1">V1.0.0A</text:span><text:bookmark-end text:name="prop_Version"/><text:span text:style-name="MT1"><text:line-break/></text:span><text:bookmark text:name="LArchive"/><text:span text:style-name="MT1"><text:tab/></text:span><text:bookmark text:name="prop_Archive"/><text:span text:style-name="MT1"><text:line-break/></text:span><text:bookmark-start text:name="LOwner"/><text:span text:style-name="MT1">Owner:</text:span><text:bookmark-end text:name="LOwner"/><text:span text:style-name="MT1"><text:tab/></text:span><text:bookmark-start text:name="prop_Owner"/><text:span text:style-name="MT1">Giuseppe Platania</text:span><text:bookmark-end text:name="prop_Owner"/><text:span text:style-name="MT1"><text:tab/></text:span><text:bookmark-start text:name="LStatus"/><text:span text:style-name="MT1">Status:</text:span><text:bookmark-end text:name="LStatus"/><text:span text:style-name="MT1"> <text:s/></text:span><text:bookmark-start text:name="prop_Status"/><text:span text:style-name="MT1">Draft</text:span><text:bookmark-end text:name="prop_Status"/></text:p>
        <text:p text:style-name="Footer"><text:bookmark-start text:name="LSubject"/><text:span text:style-name="MT1">Subject:</text:span><text:bookmark-end text:name="LSubject"/><text:span text:style-name="MT1"><text:tab/></text:span><text:bookmark-start text:name="prop_Subject"/><text:span text:style-name="MT1">calculating the Use case points </text:span><text:bookmark-end text:name="prop_Subject"/><text:span text:style-name="MT1"><text:s/></text:span><text:bookmark-start text:name="prop_Text2"/><text:span text:style-name="MT1">unadjusted use-case point (UUCP) count</text:span><text:bookmark-end text:name="prop_Text2"/><text:span text:style-name="MT1"><text:tab/></text:span><text:bookmark-start text:name="TPage"/><text:span text:style-name="MT1">Page</text:span><text:bookmark-end text:name="TPage"/><text:span text:style-name="MT1"> <text:s/></text:span><text:span text:style-name="Page_20_Number"><text:span text:style-name="MT1"><text:page-number text:select-page="current">7</text:page-number></text:span></text:span><text:span text:style-name="MT1"> </text:span><text:bookmark-start text:name="Tof"/><text:span text:style-name="MT1">of</text:span><text:bookmark-end text:name="Tof"/><text:span text:style-name="MT1"> </text:span><text:span text:style-name="MT1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MM Simple Document Template</dc:title>
    <dc:subject>IBM Extensions for Word Processors</dc:subject>
    <dc:description>V3.0.0.</dc:description>
    <meta:initial-creator>IBM_USER</meta:initial-creator>
    <meta:creation-date>2006-05-30T09:02:00</meta:creation-date>
    <dc:creator>Giuseppe Platania</dc:creator>
    <dc:date>2011-04-27T14:20:30</dc:date>
    <meta:editing-cycles>6</meta:editing-cycles>
    <meta:editing-duration>P15824DT17H31M44S</meta:editing-duration>
    <meta:document-statistic meta:table-count="4" meta:image-count="0" meta:object-count="0" meta:page-count="7" meta:paragraph-count="60" meta:word-count="465" meta:character-count="2924"/>
    <meta:generator>LibreOffice/3.3$Linux LibreOffice_project/330m19$Build-202</meta:generator>
    <meta:user-defined meta:name="Author">Giuseppe Platania</meta:user-defined>
    <meta:user-defined meta:name="Client">12/03/2008</meta:user-defined>
    <meta:user-defined meta:name="CopyAnd"> and </meta:user-defined>
    <meta:user-defined meta:name="CopyComp">Olympos</meta:user-defined>
    <meta:user-defined meta:name="CopyCust" meta:value-type="string">© Olympos</meta:user-defined>
    <meta:user-defined meta:name="DateSequence" meta:value-type="string">dmy</meta:user-defined>
    <meta:user-defined meta:name="Document" meta:value-type="string">evaluation Uses cases.doc</meta:user-defined>
    <meta:user-defined meta:name="ID" meta:value-type="string">pmmful</meta:user-defined>
    <meta:user-defined meta:name="LAuthor" meta:value-type="string">Author: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customer" meta:value-type="string">Customer:</meta:user-defined>
    <meta:user-defined meta:name="Logo" meta:value-type="string">%IMAGE%C:\Documents and Settings\Administrator\My Documents\my projects\Apollo\Ecolablogo.gif</meta:user-defined>
    <meta:user-defined meta:name="LongDate" meta:value-type="string">March 12, 2008</meta:user-defined>
    <meta:user-defined meta:name="MonthNo" meta:value-type="string">3</meta:user-defined>
    <meta:user-defined meta:name="Owner" meta:value-type="string">Giuseppe Platania</meta:user-defined>
    <meta:user-defined meta:name="Path" meta:value-type="string">C:\Documents and Settings\Administrator\My Documents\evaluation Uses cases.doc</meta:user-defined>
    <meta:user-defined meta:name="SecAnd" meta:value-type="string"> and </meta:user-defined>
    <meta:user-defined meta:name="SecComp" meta:value-type="string">IBM Confidential when completed</meta:user-defined>
    <meta:user-defined meta:name="SecCopySep" meta:value-type="string"> - </meta:user-defined>
    <meta:user-defined meta:name="SecCust" meta:value-type="string">IBM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calculating the Use case points independent from technology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ext1" meta:value-type="string">Apollo estimation</meta:user-defined>
    <meta:user-defined meta:name="Text2" meta:value-type="string">unadjusted use-case point (UUCP) count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IBM</meta:user-defined>
    <meta:user-defined meta:name="copyright" meta:value-type="string">both</meta:user-defined>
    <meta:user-defined meta:name="customer" meta:value-type="string">IBM</meta:user-defined>
    <meta:user-defined meta:name="dateformat" meta:value-type="string">dd/mm/yyyy</meta:user-defined>
    <meta:user-defined meta:name="projectname" meta:value-type="string">ARC</meta:user-defined>
    <meta:user-defined meta:name="securityclass" meta:value-type="string">CUD</meta:user-defined>
    <meta:user-defined meta:name="securitytype" meta:value-type="string">both</meta:user-defined>
  </office:meta>
</office:document-meta>
</file>